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1.5819in"/>
    </style:style>
    <style:style style:name="co4" style:family="table-column">
      <style:table-column-properties fo:break-before="auto" style:column-width="1.7in"/>
    </style:style>
    <style:style style:name="co5" style:family="table-column">
      <style:table-column-properties fo:break-before="auto" style:column-width="1.8189in"/>
    </style:style>
    <style:style style:name="co6" style:family="table-column">
      <style:table-column-properties fo:break-before="auto" style:column-width="1.6571in"/>
    </style:style>
    <style:style style:name="co7" style:family="table-column">
      <style:table-column-properties fo:break-before="auto" style:column-width="1.2693in"/>
    </style:style>
    <style:style style:name="co8" style:family="table-column">
      <style:table-column-properties fo:break-before="auto" style:column-width="1.893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ce2" style:family="table-cell" style:parent-style-name="Default">
      <style:text-properties style:font-name="Arimo" style:font-name-asian="Noto Sans CJK SC" style:font-name-complex="DejaVu Sans"/>
    </style:style>
    <style:style style:name="ce3" style:family="table-cell" style:parent-style-name="Default" style:data-style-name="N118"/>
    <style:style style:name="ce4" style:family="table-cell" style:parent-style-name="Default" style:data-style-name="N119"/>
    <style:style style:name="ce5" style:family="table-cell" style:parent-style-name="Default" style:data-style-name="N120">
      <style:text-properties style:font-name="Arimo" style:font-name-asian="Noto Sans CJK SC" style:font-name-complex="DejaVu Sans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2"/>
        <table:table-column table:style-name="co3" table:default-cell-style-name="Default"/>
        <table:table-column table:style-name="co1" table:number-columns-repeated="3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9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Параметры установки</text:p>
          </table:table-cell>
          <table:table-cell table:number-columns-repeated="7"/>
          <table:table-cell table:style-name="Default" table:number-columns-repeated="2"/>
          <table:table-cell table:style-name="Default" office:value-type="string">
            <text:p>Калибровка гальванометра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Nt0</text:p>
          </table:table-cell>
          <table:table-cell office:value-type="string">
            <text:p>Nt1</text:p>
          </table:table-cell>
          <table:table-cell office:value-type="string">
            <text:p>Nc0</text:p>
          </table:table-cell>
          <table:table-cell office:value-type="string">
            <text:p>Nc1</text:p>
          </table:table-cell>
          <table:table-cell office:value-type="string">
            <text:p>D, м</text:p>
          </table:table-cell>
          <table:table-cell office:value-type="string">
            <text:p>dc, см</text:p>
          </table:table-cell>
          <table:table-cell office:value-type="string">
            <text:p>dt, см</text:p>
          </table:table-cell>
          <table:table-cell office:value-type="string">
            <text:p>lc, м</text:p>
          </table:table-cell>
          <table:table-cell table:style-name="Default" office:value-type="string">
            <text:p>mu0</text:p>
          </table:table-cell>
          <table:table-cell table:style-name="Default"/>
          <table:table-cell table:style-name="Default" office:value-type="string">
            <text:p>I, A</text:p>
          </table:table-cell>
          <table:table-cell office:value-type="string">
            <text:p>deltaX, cm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float" office:value="1750">
            <text:p>1750.0000</text:p>
          </table:table-cell>
          <table:table-cell table:style-name="ce1" office:value-type="float" office:value="300">
            <text:p>300.0000</text:p>
          </table:table-cell>
          <table:table-cell table:style-name="ce1" office:value-type="float" office:value="940">
            <text:p>940.0000</text:p>
          </table:table-cell>
          <table:table-cell table:style-name="ce1" office:value-type="float" office:value="500">
            <text:p>500.0000</text:p>
          </table:table-cell>
          <table:table-cell table:style-name="ce1" office:value-type="float" office:value="0.1">
            <text:p>0.1000</text:p>
          </table:table-cell>
          <table:table-cell table:style-name="ce1" office:value-type="float" office:value="7">
            <text:p>7.0000</text:p>
          </table:table-cell>
          <table:table-cell table:style-name="ce1" office:value-type="float" office:value="1">
            <text:p>1.0000</text:p>
          </table:table-cell>
          <table:table-cell table:style-name="ce1" office:value-type="float" office:value="80">
            <text:p>80.0000</text:p>
          </table:table-cell>
          <table:table-cell table:formula="of:=4 * 3.14 * POWER(10;-7)" office:value-type="float" office:value="0.000001256">
            <text:p>0.000001256</text:p>
          </table:table-cell>
          <table:table-cell table:style-name="Default"/>
          <table:table-cell table:style-name="ce1" office:value-type="float" office:value="1.2681">
            <text:p>1.2681</text:p>
          </table:table-cell>
          <table:table-cell table:style-name="ce1" office:value-type="float" office:value="4.3">
            <text:p>4.3000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office:value-type="string">
            <text:p>Начальная кривая намагничивания</text:p>
          </table:table-cell>
          <table:table-cell table:number-columns-repeated="6"/>
          <table:table-cell office:value-type="string">
            <text:p>Предельная петля гистерезиса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office:value-type="string">
            <text:p>I, A</text:p>
          </table:table-cell>
          <table:table-cell office:value-type="string">
            <text:p>deltaX, cm</text:p>
          </table:table-cell>
          <table:table-cell office:value-type="string">
            <text:p>H, A/m</text:p>
          </table:table-cell>
          <table:table-cell office:value-type="string">
            <text:p>B, Tl</text:p>
          </table:table-cell>
          <table:table-cell office:value-type="string">
            <text:p>отклонение влево</text:p>
          </table:table-cell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office:value-type="float" office:value="0.11">
            <text:p>0.11</text:p>
          </table:table-cell>
          <table:table-cell office:value-type="float" office:value="4.7">
            <text:p>4.7</text:p>
          </table:table-cell>
          <table:table-cell table:style-name="ce2" table:formula="of:=[.B8]/3.14*[.$B$4]/[.$F$4]" office:value-type="float" office:value="613.057324840764">
            <text:p>613.0573248408</text:p>
          </table:table-cell>
          <table:table-cell table:number-columns-repeated="4"/>
          <table:table-cell office:value-type="string">
            <text:p>P1 – r,P2 – r</text:p>
          </table:table-cell>
          <table:table-cell table:style-name="Default" office:value-type="string">
            <text:p>I, A</text:p>
          </table:table-cell>
          <table:table-cell table:style-name="Default" office:value-type="string">
            <text:p>deltaX, cm</text:p>
          </table:table-cell>
          <table:table-cell table:style-name="Default" office:value-type="string">
            <text:p>H, A/m</text:p>
          </table:table-cell>
          <table:table-cell office:value-type="string">
            <text:p>deltaB, Tl</text:p>
          </table:table-cell>
          <table:table-cell table:number-columns-repeated="2"/>
          <table:table-cell office:value-type="string">
            <text:p>P1 – r,P2 – l</text:p>
          </table:table-cell>
          <table:table-cell table:style-name="Default" office:value-type="string">
            <text:p>I, A</text:p>
          </table:table-cell>
          <table:table-cell table:style-name="Default" office:value-type="string">
            <text:p>deltaX, cm</text:p>
          </table:table-cell>
          <table:table-cell office:value-type="string">
            <text:p>H, A/m</text:p>
          </table:table-cell>
          <table:table-cell/>
        </table:table-row>
        <table:table-row table:style-name="ro1">
          <table:table-cell/>
          <table:table-cell office:value-type="float" office:value="0.1865">
            <text:p>0.1865</text:p>
          </table:table-cell>
          <table:table-cell office:value-type="float" office:value="5.8">
            <text:p>5.8</text:p>
          </table:table-cell>
          <table:table-cell table:style-name="ce2" table:formula="of:=[.B9]/3.14*[.$B$4]/[.$F$4]" office:value-type="float" office:value="1039.41082802548">
            <text:p>1039.4108280255</text:p>
          </table:table-cell>
          <table:table-cell table:number-columns-repeated="5"/>
          <table:table-cell office:value-type="float" office:value="1.7288">
            <text:p>1.728800000</text:p>
          </table:table-cell>
          <table:table-cell office:value-type="float" office:value="0">
            <text:p>0.000000000</text:p>
          </table:table-cell>
          <table:table-cell table:style-name="ce3" table:formula="of:=[.J9]/3.14*[.$B$4]/[.$F$4]" office:value-type="float" office:value="9635.03184713376">
            <text:p>9635.031847134</text:p>
          </table:table-cell>
          <table:table-cell table:style-name="ce4" table:formula="of:=[.$J$4]*[.$D$4]*[.$E$4]/[.$C$4]*1000/46*0.07*0.07/0.01/0.01*[.$L$4]/0.8*[.K9]/[.$M$4]/100/100" office:value-type="float" office:value="0">
            <text:p>0.000000000000000</text:p>
          </table:table-cell>
          <table:table-cell table:number-columns-repeated="3"/>
          <table:table-cell office:value-type="float" office:value="0.11">
            <text:p>0.110000000</text:p>
          </table:table-cell>
          <table:table-cell office:value-type="float" office:value="10.6">
            <text:p>10.600000000</text:p>
          </table:table-cell>
          <table:table-cell table:style-name="ce3" table:formula="of:=[.Q9]*[.$B$4]/3.14/[.$F$4]" office:value-type="float" office:value="613.057324840764">
            <text:p>613.057324841</text:p>
          </table:table-cell>
          <table:table-cell table:style-name="ce2" table:formula="of:=[.$J$4]*[.$D$4]*[.$E$4]/[.$C$4]*1000/46*0.07*0.07/0.01/0.01*[.$L$4]/0.8*[.R9]/[.$M$4]/100/100" office:value-type="float" office:value="0.000819040573316481">
            <text:p>0.0008190406</text:p>
          </table:table-cell>
        </table:table-row>
        <table:table-row table:style-name="ro1">
          <table:table-cell/>
          <table:table-cell office:value-type="float" office:value="0.246">
            <text:p>0.246</text:p>
          </table:table-cell>
          <table:table-cell office:value-type="float" office:value="8.5">
            <text:p>8.5</text:p>
          </table:table-cell>
          <table:table-cell table:style-name="ce2" table:formula="of:=[.B10]/3.14*[.$B$4]/[.$F$4]" office:value-type="float" office:value="1371.01910828025">
            <text:p>1371.0191082803</text:p>
          </table:table-cell>
          <table:table-cell table:number-columns-repeated="5"/>
          <table:table-cell office:value-type="float" office:value="0.9406">
            <text:p>0.940600000</text:p>
          </table:table-cell>
          <table:table-cell office:value-type="float" office:value="15.9">
            <text:p>15.900000000</text:p>
          </table:table-cell>
          <table:table-cell table:style-name="ce3" table:formula="of:=[.J10]/3.14*[.$B$4]/[.$F$4]" office:value-type="float" office:value="5242.1974522293">
            <text:p>5242.197452229</text:p>
          </table:table-cell>
          <table:table-cell table:style-name="ce4" table:formula="of:=[.$J$4]*[.$D$4]*[.$E$4]/[.$C$4]*1000/46*0.07*0.07/0.01/0.01*[.$L$4]/0.8*[.K10]/[.$M$4]/100/100" office:value-type="float" office:value="0.00122856085997472">
            <text:p>0.001228560859975</text:p>
          </table:table-cell>
          <table:table-cell table:number-columns-repeated="3"/>
          <table:table-cell office:value-type="float" office:value="0.1865">
            <text:p>0.186500000</text:p>
          </table:table-cell>
          <table:table-cell office:value-type="float" office:value="13">
            <text:p>13.000000000</text:p>
          </table:table-cell>
          <table:table-cell table:style-name="ce3" table:formula="of:=[.Q10]*[.$B$4]/3.14/[.$F$4]" office:value-type="float" office:value="1039.41082802548">
            <text:p>1039.410828025</text:p>
          </table:table-cell>
          <table:table-cell table:style-name="ce2" table:formula="of:=[.$J$4]*[.$D$4]*[.$E$4]/[.$C$4]*1000/46*0.07*0.07/0.01/0.01*[.$L$4]/0.8*[.R10]/[.$M$4]/100/100" office:value-type="float" office:value="0.00100448372199191">
            <text:p>0.0010044837</text:p>
          </table:table-cell>
        </table:table-row>
        <table:table-row table:style-name="ro1">
          <table:table-cell/>
          <table:table-cell office:value-type="float" office:value="0.2838">
            <text:p>0.2838</text:p>
          </table:table-cell>
          <table:table-cell office:value-type="float" office:value="6.5">
            <text:p>6.5</text:p>
          </table:table-cell>
          <table:table-cell table:style-name="ce2" table:formula="of:=[.B11]/3.14*[.$B$4]/[.$F$4]" office:value-type="float" office:value="1581.68789808917">
            <text:p>1581.6878980892</text:p>
          </table:table-cell>
          <table:table-cell table:number-columns-repeated="5"/>
          <table:table-cell office:value-type="float" office:value="0.5843">
            <text:p>0.584300000</text:p>
          </table:table-cell>
          <table:table-cell office:value-type="float" office:value="9.2">
            <text:p>9.200000000</text:p>
          </table:table-cell>
          <table:table-cell table:style-name="ce3" table:formula="of:=[.J11]/3.14*[.$B$4]/[.$F$4]" office:value-type="float" office:value="3256.44904458599">
            <text:p>3256.449044586</text:p>
          </table:table-cell>
          <table:table-cell table:style-name="ce4" table:formula="of:=[.$J$4]*[.$D$4]*[.$E$4]/[.$C$4]*1000/46*0.07*0.07/0.01/0.01*[.$L$4]/0.8*[.K11]/[.$M$4]/100/100" office:value-type="float" office:value="0.000710865403255814">
            <text:p>0.000710865403256</text:p>
          </table:table-cell>
          <table:table-cell table:number-columns-repeated="3"/>
          <table:table-cell office:value-type="float" office:value="0.2463">
            <text:p>0.246300000</text:p>
          </table:table-cell>
          <table:table-cell office:value-type="float" office:value="19.6">
            <text:p>19.600000000</text:p>
          </table:table-cell>
          <table:table-cell table:style-name="ce3" table:formula="of:=[.Q11]*[.$B$4]/3.14/[.$F$4]" office:value-type="float" office:value="1372.69108280255">
            <text:p>1372.691082803</text:p>
          </table:table-cell>
          <table:table-cell table:style-name="ce2" table:formula="of:=[.$J$4]*[.$D$4]*[.$E$4]/[.$C$4]*1000/46*0.07*0.07/0.01/0.01*[.$L$4]/0.8*[.R11]/[.$M$4]/100/100" office:value-type="float" office:value="0.00151445238084934">
            <text:p>0.0015144524</text:p>
          </table:table-cell>
        </table:table-row>
        <table:table-row table:style-name="ro1">
          <table:table-cell/>
          <table:table-cell office:value-type="float" office:value="0.3247">
            <text:p>0.3247</text:p>
          </table:table-cell>
          <table:table-cell office:value-type="float" office:value="7.4">
            <text:p>7.4</text:p>
          </table:table-cell>
          <table:table-cell table:style-name="ce2" table:formula="of:=[.B12]/3.14*[.$B$4]/[.$F$4]" office:value-type="float" office:value="1809.63375796178">
            <text:p>1809.6337579618</text:p>
          </table:table-cell>
          <table:table-cell table:number-columns-repeated="5"/>
          <table:table-cell office:value-type="float" office:value="0.4872">
            <text:p>0.487200000</text:p>
          </table:table-cell>
          <table:table-cell office:value-type="float" office:value="3.3">
            <text:p>3.300000000</text:p>
          </table:table-cell>
          <table:table-cell table:style-name="ce3" table:formula="of:=[.J12]/3.14*[.$B$4]/[.$F$4]" office:value-type="float" office:value="2715.28662420382">
            <text:p>2715.286624204</text:p>
          </table:table-cell>
          <table:table-cell table:style-name="ce4" table:formula="of:=[.$J$4]*[.$D$4]*[.$E$4]/[.$C$4]*1000/46*0.07*0.07/0.01/0.01*[.$L$4]/0.8*[.K12]/[.$M$4]/100/100" office:value-type="float" office:value="0.000254984329428716">
            <text:p>0.000254984329429</text:p>
          </table:table-cell>
          <table:table-cell table:number-columns-repeated="3"/>
          <table:table-cell office:value-type="float" office:value="0.2837">
            <text:p>0.283700000</text:p>
          </table:table-cell>
          <table:table-cell office:value-type="float" office:value="19.4">
            <text:p>19.400000000</text:p>
          </table:table-cell>
          <table:table-cell table:style-name="ce3" table:formula="of:=[.Q12]*[.$B$4]/3.14/[.$F$4]" office:value-type="float" office:value="1581.13057324841">
            <text:p>1581.130573248</text:p>
          </table:table-cell>
          <table:table-cell table:style-name="ce2" table:formula="of:=[.$J$4]*[.$D$4]*[.$E$4]/[.$C$4]*1000/46*0.07*0.07/0.01/0.01*[.$L$4]/0.8*[.R12]/[.$M$4]/100/100" office:value-type="float" office:value="0.00149899878512639">
            <text:p>0.0014989988</text:p>
          </table:table-cell>
        </table:table-row>
        <table:table-row table:style-name="ro1">
          <table:table-cell/>
          <table:table-cell office:value-type="float" office:value="0.3555">
            <text:p>0.3555</text:p>
          </table:table-cell>
          <table:table-cell office:value-type="float" office:value="5.9">
            <text:p>5.9</text:p>
          </table:table-cell>
          <table:table-cell table:style-name="ce2" table:formula="of:=[.B13]/3.14*[.$B$4]/[.$F$4]" office:value-type="float" office:value="1981.2898089172">
            <text:p>1981.2898089172</text:p>
          </table:table-cell>
          <table:table-cell table:number-columns-repeated="5"/>
          <table:table-cell office:value-type="float" office:value="0.3989">
            <text:p>0.398900000</text:p>
          </table:table-cell>
          <table:table-cell office:value-type="float" office:value="2.5">
            <text:p>2.500000000</text:p>
          </table:table-cell>
          <table:table-cell table:style-name="ce3" table:formula="of:=[.J13]/3.14*[.$B$4]/[.$F$4]" office:value-type="float" office:value="2223.16878980892">
            <text:p>2223.168789809</text:p>
          </table:table-cell>
          <table:table-cell table:style-name="ce4" table:formula="of:=[.$J$4]*[.$D$4]*[.$E$4]/[.$C$4]*1000/46*0.07*0.07/0.01/0.01*[.$L$4]/0.8*[.K13]/[.$M$4]/100/100" office:value-type="float" office:value="0.000193169946536906">
            <text:p>0.000193169946537</text:p>
          </table:table-cell>
          <table:table-cell table:number-columns-repeated="3"/>
          <table:table-cell office:value-type="float" office:value="0.3247">
            <text:p>0.324700000</text:p>
          </table:table-cell>
          <table:table-cell office:value-type="float" office:value="23.6">
            <text:p>23.600000000</text:p>
          </table:table-cell>
          <table:table-cell table:style-name="ce3" table:formula="of:=[.Q13]*[.$B$4]/3.14/[.$F$4]" office:value-type="float" office:value="1809.63375796178">
            <text:p>1809.633757962</text:p>
          </table:table-cell>
          <table:table-cell table:style-name="ce2" table:formula="of:=[.$J$4]*[.$D$4]*[.$E$4]/[.$C$4]*1000/46*0.07*0.07/0.01/0.01*[.$L$4]/0.8*[.R13]/[.$M$4]/100/100" office:value-type="float" office:value="0.00182352429530839">
            <text:p>0.0018235243</text:p>
          </table:table-cell>
        </table:table-row>
        <table:table-row table:style-name="ro1">
          <table:table-cell/>
          <table:table-cell office:value-type="float" office:value="0.3985">
            <text:p>0.3985</text:p>
          </table:table-cell>
          <table:table-cell office:value-type="float" office:value="6.7">
            <text:p>6.7</text:p>
          </table:table-cell>
          <table:table-cell table:style-name="ce2" table:formula="of:=[.B14]/3.14*[.$B$4]/[.$F$4]" office:value-type="float" office:value="2220.93949044586">
            <text:p>2220.9394904459</text:p>
          </table:table-cell>
          <table:table-cell table:number-columns-repeated="5"/>
          <table:table-cell office:value-type="float" office:value="0.3557">
            <text:p>0.355700000</text:p>
          </table:table-cell>
          <table:table-cell office:value-type="float" office:value="2.8">
            <text:p>2.800000000</text:p>
          </table:table-cell>
          <table:table-cell table:style-name="ce3" table:formula="of:=[.J14]/3.14*[.$B$4]/[.$F$4]" office:value-type="float" office:value="1982.40445859873">
            <text:p>1982.404458599</text:p>
          </table:table-cell>
          <table:table-cell table:style-name="ce4" table:formula="of:=[.$J$4]*[.$D$4]*[.$E$4]/[.$C$4]*1000/46*0.07*0.07/0.01/0.01*[.$L$4]/0.8*[.K14]/[.$M$4]/100/100" office:value-type="float" office:value="0.000216350340121335">
            <text:p>0.000216350340121</text:p>
          </table:table-cell>
          <table:table-cell table:number-columns-repeated="3"/>
          <table:table-cell office:value-type="float" office:value="0.3556">
            <text:p>0.355600000</text:p>
          </table:table-cell>
          <table:table-cell office:value-type="float" office:value="14.4">
            <text:p>14.400000000</text:p>
          </table:table-cell>
          <table:table-cell table:style-name="ce3" table:formula="of:=[.Q14]*[.$B$4]/3.14/[.$F$4]" office:value-type="float" office:value="1981.84713375796">
            <text:p>1981.847133758</text:p>
          </table:table-cell>
          <table:table-cell table:style-name="ce2" table:formula="of:=[.$J$4]*[.$D$4]*[.$E$4]/[.$C$4]*1000/46*0.07*0.07/0.01/0.01*[.$L$4]/0.8*[.R14]/[.$M$4]/100/100" office:value-type="float" office:value="0.00111265889205258">
            <text:p>0.0011126589</text:p>
          </table:table-cell>
        </table:table-row>
        <table:table-row table:style-name="ro1">
          <table:table-cell/>
          <table:table-cell office:value-type="float" office:value="0.4867">
            <text:p>0.4867</text:p>
          </table:table-cell>
          <table:table-cell office:value-type="float" office:value="11.5">
            <text:p>11.5</text:p>
          </table:table-cell>
          <table:table-cell table:style-name="ce2" table:formula="of:=[.B15]/3.14*[.$B$4]/[.$F$4]" office:value-type="float" office:value="2712.5">
            <text:p>2712.5</text:p>
          </table:table-cell>
          <table:table-cell table:number-columns-repeated="5"/>
          <table:table-cell office:value-type="float" office:value="0.325">
            <text:p>0.325000000</text:p>
          </table:table-cell>
          <table:table-cell office:value-type="float" office:value="1.5">
            <text:p>1.500000000</text:p>
          </table:table-cell>
          <table:table-cell table:style-name="ce3" table:formula="of:=[.J15]/3.14*[.$B$4]/[.$F$4]" office:value-type="float" office:value="1811.30573248408">
            <text:p>1811.305732484</text:p>
          </table:table-cell>
          <table:table-cell table:style-name="ce4" table:formula="of:=[.$J$4]*[.$D$4]*[.$E$4]/[.$C$4]*1000/46*0.07*0.07/0.01/0.01*[.$L$4]/0.8*[.K15]/[.$M$4]/100/100" office:value-type="float" office:value="0.000115901967922144">
            <text:p>0.000115901967922</text:p>
          </table:table-cell>
          <table:table-cell table:number-columns-repeated="3"/>
          <table:table-cell office:value-type="float" office:value="0.3986">
            <text:p>0.398600000</text:p>
          </table:table-cell>
          <table:table-cell office:value-type="float" office:value="15.5">
            <text:p>15.500000000</text:p>
          </table:table-cell>
          <table:table-cell table:style-name="ce3" table:formula="of:=[.Q15]*[.$B$4]/3.14/[.$F$4]" office:value-type="float" office:value="2221.49681528662">
            <text:p>2221.496815287</text:p>
          </table:table-cell>
          <table:table-cell table:style-name="ce2" table:formula="of:=[.$J$4]*[.$D$4]*[.$E$4]/[.$C$4]*1000/46*0.07*0.07/0.01/0.01*[.$L$4]/0.8*[.R15]/[.$M$4]/100/100" office:value-type="float" office:value="0.00119765366852882">
            <text:p>0.0011976537</text:p>
          </table:table-cell>
        </table:table-row>
        <table:table-row table:style-name="ro1">
          <table:table-cell/>
          <table:table-cell office:value-type="float" office:value="0.5838">
            <text:p>0.5838</text:p>
          </table:table-cell>
          <table:table-cell office:value-type="float" office:value="9.1">
            <text:p>9.1</text:p>
          </table:table-cell>
          <table:table-cell table:style-name="ce2" table:formula="of:=[.B16]/3.14*[.$B$4]/[.$F$4]" office:value-type="float" office:value="3253.66242038216">
            <text:p>3253.6624203822</text:p>
          </table:table-cell>
          <table:table-cell table:number-columns-repeated="5"/>
          <table:table-cell office:value-type="float" office:value="0.284">
            <text:p>0.284000000</text:p>
          </table:table-cell>
          <table:table-cell office:value-type="float" office:value="1">
            <text:p>1.000000000</text:p>
          </table:table-cell>
          <table:table-cell table:style-name="ce3" table:formula="of:=[.J16]/3.14*[.$B$4]/[.$F$4]" office:value-type="float" office:value="1582.8025477707">
            <text:p>1582.802547771</text:p>
          </table:table-cell>
          <table:table-cell table:style-name="ce4" table:formula="of:=[.$J$4]*[.$D$4]*[.$E$4]/[.$C$4]*1000/46*0.07*0.07/0.01/0.01*[.$L$4]/0.8*[.K16]/[.$M$4]/100/100" office:value-type="float" office:value="0.0000772679786147624">
            <text:p>0.000077267978615</text:p>
          </table:table-cell>
          <table:table-cell table:number-columns-repeated="3"/>
          <table:table-cell office:value-type="float" office:value="0.4868">
            <text:p>0.486800000</text:p>
          </table:table-cell>
          <table:table-cell office:value-type="float" office:value="20.4">
            <text:p>20.400000000</text:p>
          </table:table-cell>
          <table:table-cell table:style-name="ce3" table:formula="of:=[.Q16]*[.$B$4]/3.14/[.$F$4]" office:value-type="float" office:value="2713.05732484076">
            <text:p>2713.057324841</text:p>
          </table:table-cell>
          <table:table-cell table:style-name="ce2" table:formula="of:=[.$J$4]*[.$D$4]*[.$E$4]/[.$C$4]*1000/46*0.07*0.07/0.01/0.01*[.$L$4]/0.8*[.R16]/[.$M$4]/100/100" office:value-type="float" office:value="0.00157626676374115">
            <text:p>0.0015762668</text:p>
          </table:table-cell>
        </table:table-row>
        <table:table-row table:style-name="ro1">
          <table:table-cell/>
          <table:table-cell office:value-type="float" office:value="0.9396">
            <text:p>0.9396</text:p>
          </table:table-cell>
          <table:table-cell office:value-type="float" office:value="19.5">
            <text:p>19.5</text:p>
          </table:table-cell>
          <table:table-cell table:style-name="ce2" table:formula="of:=[.B17]/3.14*[.$B$4]/[.$F$4]" office:value-type="float" office:value="5236.62420382166">
            <text:p>5236.6242038217</text:p>
          </table:table-cell>
          <table:table-cell table:number-columns-repeated="5"/>
          <table:table-cell office:value-type="float" office:value="0.2461">
            <text:p>0.246100000</text:p>
          </table:table-cell>
          <table:table-cell office:value-type="float" office:value="0.9">
            <text:p>0.900000000</text:p>
          </table:table-cell>
          <table:table-cell table:style-name="ce3" table:formula="of:=[.J17]/3.14*[.$B$4]/[.$F$4]" office:value-type="float" office:value="1371.57643312102">
            <text:p>1371.576433121</text:p>
          </table:table-cell>
          <table:table-cell table:style-name="ce4" table:formula="of:=[.$J$4]*[.$D$4]*[.$E$4]/[.$C$4]*1000/46*0.07*0.07/0.01/0.01*[.$L$4]/0.8*[.K17]/[.$M$4]/100/100" office:value-type="float" office:value="0.0000695411807532862">
            <text:p>0.000069541180753</text:p>
          </table:table-cell>
          <table:table-cell table:number-columns-repeated="3"/>
          <table:table-cell office:value-type="float" office:value="0.5838">
            <text:p>0.583800000</text:p>
          </table:table-cell>
          <table:table-cell office:value-type="float" office:value="12.2">
            <text:p>12.200000000</text:p>
          </table:table-cell>
          <table:table-cell table:style-name="ce3" table:formula="of:=[.Q17]*[.$B$4]/3.14/[.$F$4]" office:value-type="float" office:value="3253.66242038216">
            <text:p>3253.662420382</text:p>
          </table:table-cell>
          <table:table-cell table:style-name="ce2" table:formula="of:=[.$J$4]*[.$D$4]*[.$E$4]/[.$C$4]*1000/46*0.07*0.07/0.01/0.01*[.$L$4]/0.8*[.R17]/[.$M$4]/100/100" office:value-type="float" office:value="0.000942669339100101">
            <text:p>0.0009426693</text:p>
          </table:table-cell>
        </table:table-row>
        <table:table-row table:style-name="ro1">
          <table:table-cell/>
          <table:table-cell office:value-type="float" office:value="1.7286">
            <text:p>1.7286</text:p>
          </table:table-cell>
          <table:table-cell office:value-type="float" office:value="18.4">
            <text:p>18.4</text:p>
          </table:table-cell>
          <table:table-cell table:style-name="ce2" table:formula="of:=[.B18]/3.14*[.$B$4]/[.$F$4]" office:value-type="float" office:value="9633.91719745223">
            <text:p>9633.9171974522</text:p>
          </table:table-cell>
          <table:table-cell table:number-columns-repeated="5"/>
          <table:table-cell office:value-type="float" office:value="0.1866">
            <text:p>0.186600000</text:p>
          </table:table-cell>
          <table:table-cell office:value-type="float" office:value="1.5">
            <text:p>1.500000000</text:p>
          </table:table-cell>
          <table:table-cell table:style-name="ce3" table:formula="of:=[.J18]/3.14*[.$B$4]/[.$F$4]" office:value-type="float" office:value="1039.96815286624">
            <text:p>1039.968152866</text:p>
          </table:table-cell>
          <table:table-cell table:style-name="ce4" table:formula="of:=[.$J$4]*[.$D$4]*[.$E$4]/[.$C$4]*1000/46*0.07*0.07/0.01/0.01*[.$L$4]/0.8*[.K18]/[.$M$4]/100/100" office:value-type="float" office:value="0.000115901967922144">
            <text:p>0.000115901967922</text:p>
          </table:table-cell>
          <table:table-cell table:number-columns-repeated="3"/>
          <table:table-cell office:value-type="float" office:value="0.94">
            <text:p>0.940000000</text:p>
          </table:table-cell>
          <table:table-cell office:value-type="float" office:value="23.1">
            <text:p>23.100000000</text:p>
          </table:table-cell>
          <table:table-cell table:style-name="ce3" table:formula="of:=[.Q18]*[.$B$4]/3.14/[.$F$4]" office:value-type="float" office:value="5238.85350318471">
            <text:p>5238.853503185</text:p>
          </table:table-cell>
          <table:table-cell table:style-name="ce2" table:formula="of:=[.$J$4]*[.$D$4]*[.$E$4]/[.$C$4]*1000/46*0.07*0.07/0.01/0.01*[.$L$4]/0.8*[.R18]/[.$M$4]/100/100" office:value-type="float" office:value="0.00178489030600101">
            <text:p>0.0017848903</text:p>
          </table:table-cell>
        </table:table-row>
        <table:table-row table:style-name="ro1">
          <table:table-cell table:number-columns-repeated="8"/>
          <table:table-cell table:style-name="ce3"/>
          <table:table-cell table:number-columns-repeated="2"/>
          <table:table-cell table:style-name="ce4"/>
          <table:table-cell table:number-columns-repeated="3"/>
          <table:table-cell table:style-name="ce3"/>
          <table:table-cell table:number-columns-repeated="2"/>
          <table:table-cell table:style-name="ce2"/>
          <table:table-cell/>
        </table:table-row>
        <table:table-row table:style-name="ro1">
          <table:table-cell table:number-columns-repeated="8"/>
          <table:table-cell table:style-name="ce3"/>
          <table:table-cell table:number-columns-repeated="2"/>
          <table:table-cell table:style-name="ce4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P1 – l,P2 – r</text:p>
          </table:table-cell>
          <table:table-cell office:value-type="string">
            <text:p>I, A</text:p>
          </table:table-cell>
          <table:table-cell table:style-name="Default" office:value-type="string">
            <text:p>deltaX, cm</text:p>
          </table:table-cell>
          <table:table-cell table:style-name="Default" office:value-type="string">
            <text:p>H, A/m</text:p>
          </table:table-cell>
          <table:table-cell table:style-name="Default"/>
          <table:table-cell table:number-columns-repeated="2"/>
          <table:table-cell office:value-type="string">
            <text:p>P1 – l,P2 – l</text:p>
          </table:table-cell>
          <table:table-cell office:value-type="string">
            <text:p>I, A</text:p>
          </table:table-cell>
          <table:table-cell table:style-name="Default" office:value-type="string">
            <text:p>deltaX, cm</text:p>
          </table:table-cell>
          <table:table-cell table:style-name="Default" office:value-type="string">
            <text:p>H, A/m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3" office:value-type="float" office:value="0.11">
            <text:p>0.110000000</text:p>
          </table:table-cell>
          <table:table-cell office:value-type="float" office:value="10.7">
            <text:p>10.700000000</text:p>
          </table:table-cell>
          <table:table-cell table:formula="of:=[.I24]*[.$B$4]/3.14/[.$F$4]" office:value-type="float" office:value="613.057324840764">
            <text:p>613.057324841</text:p>
          </table:table-cell>
          <table:table-cell table:formula="of:=[.$J$4]*[.$D$4]*[.$E$4]/[.$C$4]*1000/46*0.07*0.07/0.01/0.01*[.$L$4]/0.8*[.J24]/[.$M$4]/100/100" office:value-type="float" office:value="0.000826767371177958">
            <text:p>0.0008267674</text:p>
          </table:table-cell>
          <table:table-cell table:number-columns-repeated="3"/>
          <table:table-cell table:style-name="ce3" office:value-type="float" office:value="0.9405">
            <text:p>0.940500000</text:p>
          </table:table-cell>
          <table:table-cell office:value-type="float" office:value="16.1">
            <text:p>16.100000000</text:p>
          </table:table-cell>
          <table:table-cell table:formula="of:=[.P24]*[.$B$4]/3.14/[.$F$4]" office:value-type="float" office:value="5241.64012738853">
            <text:p>5241.640127389</text:p>
          </table:table-cell>
          <table:table-cell table:style-name="ce5" table:formula="of:=[.$J$4]*[.$D$4]*[.$E$4]/[.$C$4]*1000/46*0.07*0.07/0.01/0.01*[.$L$4]/0.8*[.Q24]/[.$M$4]/100/100" office:value-type="float" office:value="0.00124401445569767">
            <text:p>0.001244</text:p>
          </table:table-cell>
          <table:table-cell/>
        </table:table-row>
        <table:table-row table:style-name="ro1">
          <table:table-cell table:number-columns-repeated="8"/>
          <table:table-cell table:style-name="ce3" office:value-type="float" office:value="0.1865">
            <text:p>0.186500000</text:p>
          </table:table-cell>
          <table:table-cell office:value-type="float" office:value="13.2">
            <text:p>13.200000000</text:p>
          </table:table-cell>
          <table:table-cell table:formula="of:=[.I25]*[.$B$4]/3.14/[.$F$4]" office:value-type="float" office:value="1039.41082802548">
            <text:p>1039.410828025</text:p>
          </table:table-cell>
          <table:table-cell table:formula="of:=[.$J$4]*[.$D$4]*[.$E$4]/[.$C$4]*1000/46*0.07*0.07/0.01/0.01*[.$L$4]/0.8*[.J25]/[.$M$4]/100/100" office:value-type="float" office:value="0.00101993731771486">
            <text:p>0.0010199373</text:p>
          </table:table-cell>
          <table:table-cell table:number-columns-repeated="3"/>
          <table:table-cell table:style-name="ce3" office:value-type="float" office:value="0.5844">
            <text:p>0.584400000</text:p>
          </table:table-cell>
          <table:table-cell office:value-type="float" office:value="8.9">
            <text:p>8.900000000</text:p>
          </table:table-cell>
          <table:table-cell table:formula="of:=[.P25]*[.$B$4]/3.14/[.$F$4]" office:value-type="float" office:value="3257.00636942675">
            <text:p>3257.006369427</text:p>
          </table:table-cell>
          <table:table-cell table:style-name="ce5" table:formula="of:=[.$J$4]*[.$D$4]*[.$E$4]/[.$C$4]*1000/46*0.07*0.07/0.01/0.01*[.$L$4]/0.8*[.Q25]/[.$M$4]/100/100" office:value-type="float" office:value="0.000687685009671386">
            <text:p>0.000688</text:p>
          </table:table-cell>
          <table:table-cell/>
        </table:table-row>
        <table:table-row table:style-name="ro1">
          <table:table-cell table:number-columns-repeated="8"/>
          <table:table-cell table:style-name="ce3" office:value-type="float" office:value="0.2463">
            <text:p>0.246300000</text:p>
          </table:table-cell>
          <table:table-cell office:value-type="float" office:value="20.3">
            <text:p>20.300000000</text:p>
          </table:table-cell>
          <table:table-cell table:formula="of:=[.I26]*[.$B$4]/3.14/[.$F$4]" office:value-type="float" office:value="1372.69108280255">
            <text:p>1372.691082803</text:p>
          </table:table-cell>
          <table:table-cell table:formula="of:=[.$J$4]*[.$D$4]*[.$E$4]/[.$C$4]*1000/46*0.07*0.07/0.01/0.01*[.$L$4]/0.8*[.J26]/[.$M$4]/100/100" office:value-type="float" office:value="0.00156853996587968">
            <text:p>0.00156854</text:p>
          </table:table-cell>
          <table:table-cell table:number-columns-repeated="3"/>
          <table:table-cell table:style-name="ce3" office:value-type="float" office:value="0.4871">
            <text:p>0.487100000</text:p>
          </table:table-cell>
          <table:table-cell office:value-type="float" office:value="3.5">
            <text:p>3.500000000</text:p>
          </table:table-cell>
          <table:table-cell table:formula="of:=[.P26]*[.$B$4]/3.14/[.$F$4]" office:value-type="float" office:value="2714.72929936306">
            <text:p>2714.729299363</text:p>
          </table:table-cell>
          <table:table-cell table:style-name="ce5" table:formula="of:=[.$J$4]*[.$D$4]*[.$E$4]/[.$C$4]*1000/46*0.07*0.07/0.01/0.01*[.$L$4]/0.8*[.Q26]/[.$M$4]/100/100" office:value-type="float" office:value="0.000270437925151668">
            <text:p>0.000270</text:p>
          </table:table-cell>
          <table:table-cell/>
        </table:table-row>
        <table:table-row table:style-name="ro1">
          <table:table-cell table:number-columns-repeated="8"/>
          <table:table-cell table:style-name="ce3" office:value-type="float" office:value="0.2845">
            <text:p>0.284500000</text:p>
          </table:table-cell>
          <table:table-cell office:value-type="float" office:value="19.5">
            <text:p>19.500000000</text:p>
          </table:table-cell>
          <table:table-cell table:formula="of:=[.I27]*[.$B$4]/3.14/[.$F$4]" office:value-type="float" office:value="1585.58917197452">
            <text:p>1585.589171975</text:p>
          </table:table-cell>
          <table:table-cell table:formula="of:=[.$J$4]*[.$D$4]*[.$E$4]/[.$C$4]*1000/46*0.07*0.07/0.01/0.01*[.$L$4]/0.8*[.J27]/[.$M$4]/100/100" office:value-type="float" office:value="0.00150672558298787">
            <text:p>0.0015067256</text:p>
          </table:table-cell>
          <table:table-cell table:number-columns-repeated="3"/>
          <table:table-cell table:style-name="ce3" office:value-type="float" office:value="0.3988">
            <text:p>0.398800000</text:p>
          </table:table-cell>
          <table:table-cell office:value-type="float" office:value="3.5">
            <text:p>3.500000000</text:p>
          </table:table-cell>
          <table:table-cell table:formula="of:=[.P27]*[.$B$4]/3.14/[.$F$4]" office:value-type="float" office:value="2222.61146496815">
            <text:p>2222.611464968</text:p>
          </table:table-cell>
          <table:table-cell table:style-name="ce5" table:formula="of:=[.$J$4]*[.$D$4]*[.$E$4]/[.$C$4]*1000/46*0.07*0.07/0.01/0.01*[.$L$4]/0.8*[.Q27]/[.$M$4]/100/100" office:value-type="float" office:value="0.000270437925151668">
            <text:p>0.000270</text:p>
          </table:table-cell>
          <table:table-cell/>
        </table:table-row>
        <table:table-row table:style-name="ro1">
          <table:table-cell table:number-columns-repeated="8"/>
          <table:table-cell table:style-name="ce3" office:value-type="float" office:value="0.3247">
            <text:p>0.324700000</text:p>
          </table:table-cell>
          <table:table-cell office:value-type="float" office:value="22.5">
            <text:p>22.500000000</text:p>
          </table:table-cell>
          <table:table-cell table:formula="of:=[.I28]*[.$B$4]/3.14/[.$F$4]" office:value-type="float" office:value="1809.63375796178">
            <text:p>1809.633757962</text:p>
          </table:table-cell>
          <table:table-cell table:formula="of:=[.$J$4]*[.$D$4]*[.$E$4]/[.$C$4]*1000/46*0.07*0.07/0.01/0.01*[.$L$4]/0.8*[.J28]/[.$M$4]/100/100" office:value-type="float" office:value="0.00173852951883215">
            <text:p>0.0017385295</text:p>
          </table:table-cell>
          <table:table-cell table:number-columns-repeated="3"/>
          <table:table-cell table:style-name="ce3" office:value-type="float" office:value="0.3558">
            <text:p>0.355800000</text:p>
          </table:table-cell>
          <table:table-cell office:value-type="float" office:value="1.9">
            <text:p>1.900000000</text:p>
          </table:table-cell>
          <table:table-cell table:formula="of:=[.P28]*[.$B$4]/3.14/[.$F$4]" office:value-type="float" office:value="1982.96178343949">
            <text:p>1982.961783439</text:p>
          </table:table-cell>
          <table:table-cell table:style-name="ce5" table:formula="of:=[.$J$4]*[.$D$4]*[.$E$4]/[.$C$4]*1000/46*0.07*0.07/0.01/0.01*[.$L$4]/0.8*[.Q28]/[.$M$4]/100/100" office:value-type="float" office:value="0.000146809159368049">
            <text:p>0.000147</text:p>
          </table:table-cell>
          <table:table-cell/>
        </table:table-row>
        <table:table-row table:style-name="ro1">
          <table:table-cell table:number-columns-repeated="8"/>
          <table:table-cell table:style-name="ce3" office:value-type="float" office:value="0.3555">
            <text:p>0.355500000</text:p>
          </table:table-cell>
          <table:table-cell office:value-type="float" office:value="13.9">
            <text:p>13.900000000</text:p>
          </table:table-cell>
          <table:table-cell table:formula="of:=[.I29]*[.$B$4]/3.14/[.$F$4]" office:value-type="float" office:value="1981.2898089172">
            <text:p>1981.289808917</text:p>
          </table:table-cell>
          <table:table-cell table:formula="of:=[.$J$4]*[.$D$4]*[.$E$4]/[.$C$4]*1000/46*0.07*0.07/0.01/0.01*[.$L$4]/0.8*[.J29]/[.$M$4]/100/100" office:value-type="float" office:value="0.0010740249027452">
            <text:p>0.0010740249</text:p>
          </table:table-cell>
          <table:table-cell table:number-columns-repeated="3"/>
          <table:table-cell table:style-name="ce3" office:value-type="float" office:value="0.325">
            <text:p>0.325000000</text:p>
          </table:table-cell>
          <table:table-cell office:value-type="float" office:value="2.5">
            <text:p>2.500000000</text:p>
          </table:table-cell>
          <table:table-cell table:formula="of:=[.P29]*[.$B$4]/3.14/[.$F$4]" office:value-type="float" office:value="1811.30573248408">
            <text:p>1811.305732484</text:p>
          </table:table-cell>
          <table:table-cell table:style-name="ce5" table:formula="of:=[.$J$4]*[.$D$4]*[.$E$4]/[.$C$4]*1000/46*0.07*0.07/0.01/0.01*[.$L$4]/0.8*[.Q29]/[.$M$4]/100/100" office:value-type="float" office:value="0.000193169946536906">
            <text:p>0.000193</text:p>
          </table:table-cell>
          <table:table-cell/>
        </table:table-row>
        <table:table-row table:style-name="ro1">
          <table:table-cell table:number-columns-repeated="8"/>
          <table:table-cell table:style-name="ce3" office:value-type="float" office:value="0.3987">
            <text:p>0.398700000</text:p>
          </table:table-cell>
          <table:table-cell office:value-type="float" office:value="15.3">
            <text:p>15.300000000</text:p>
          </table:table-cell>
          <table:table-cell table:formula="of:=[.I30]*[.$B$4]/3.14/[.$F$4]" office:value-type="float" office:value="2222.05414012739">
            <text:p>2222.054140127</text:p>
          </table:table-cell>
          <table:table-cell table:formula="of:=[.$J$4]*[.$D$4]*[.$E$4]/[.$C$4]*1000/46*0.07*0.07/0.01/0.01*[.$L$4]/0.8*[.J30]/[.$M$4]/100/100" office:value-type="float" office:value="0.00118220007280586">
            <text:p>0.0011822001</text:p>
          </table:table-cell>
          <table:table-cell table:number-columns-repeated="3"/>
          <table:table-cell table:style-name="ce3" office:value-type="float" office:value="0.284">
            <text:p>0.284000000</text:p>
          </table:table-cell>
          <table:table-cell office:value-type="float" office:value="1.1">
            <text:p>1.100000000</text:p>
          </table:table-cell>
          <table:table-cell table:formula="of:=[.P30]*[.$B$4]/3.14/[.$F$4]" office:value-type="float" office:value="1582.8025477707">
            <text:p>1582.802547771</text:p>
          </table:table-cell>
          <table:table-cell table:style-name="ce5" table:formula="of:=[.$J$4]*[.$D$4]*[.$E$4]/[.$C$4]*1000/46*0.07*0.07/0.01/0.01*[.$L$4]/0.8*[.Q30]/[.$M$4]/100/100" office:value-type="float" office:value="0.0000849947764762386">
            <text:p>0.000085</text:p>
          </table:table-cell>
          <table:table-cell/>
        </table:table-row>
        <table:table-row table:style-name="ro1">
          <table:table-cell table:number-columns-repeated="8"/>
          <table:table-cell table:style-name="ce3" office:value-type="float" office:value="0.4868">
            <text:p>0.486800000</text:p>
          </table:table-cell>
          <table:table-cell office:value-type="float" office:value="20.3">
            <text:p>20.300000000</text:p>
          </table:table-cell>
          <table:table-cell table:formula="of:=[.I31]*[.$B$4]/3.14/[.$F$4]" office:value-type="float" office:value="2713.05732484076">
            <text:p>2713.057324841</text:p>
          </table:table-cell>
          <table:table-cell table:formula="of:=[.$J$4]*[.$D$4]*[.$E$4]/[.$C$4]*1000/46*0.07*0.07/0.01/0.01*[.$L$4]/0.8*[.J31]/[.$M$4]/100/100" office:value-type="float" office:value="0.00156853996587968">
            <text:p>0.00156854</text:p>
          </table:table-cell>
          <table:table-cell table:number-columns-repeated="3"/>
          <table:table-cell table:style-name="ce3" office:value-type="float" office:value="0.2461">
            <text:p>0.246100000</text:p>
          </table:table-cell>
          <table:table-cell office:value-type="float" office:value="1.1">
            <text:p>1.100000000</text:p>
          </table:table-cell>
          <table:table-cell table:formula="of:=[.P31]*[.$B$4]/3.14/[.$F$4]" office:value-type="float" office:value="1371.57643312102">
            <text:p>1371.576433121</text:p>
          </table:table-cell>
          <table:table-cell table:style-name="ce5" table:formula="of:=[.$J$4]*[.$D$4]*[.$E$4]/[.$C$4]*1000/46*0.07*0.07/0.01/0.01*[.$L$4]/0.8*[.Q31]/[.$M$4]/100/100" office:value-type="float" office:value="0.0000849947764762386">
            <text:p>0.000085</text:p>
          </table:table-cell>
          <table:table-cell/>
        </table:table-row>
        <table:table-row table:style-name="ro1">
          <table:table-cell table:number-columns-repeated="8"/>
          <table:table-cell table:style-name="ce3" office:value-type="float" office:value="0.5838">
            <text:p>0.583800000</text:p>
          </table:table-cell>
          <table:table-cell office:value-type="float" office:value="12.1">
            <text:p>12.100000000</text:p>
          </table:table-cell>
          <table:table-cell table:formula="of:=[.I32]*[.$B$4]/3.14/[.$F$4]" office:value-type="float" office:value="3253.66242038216">
            <text:p>3253.662420382</text:p>
          </table:table-cell>
          <table:table-cell table:formula="of:=[.$J$4]*[.$D$4]*[.$E$4]/[.$C$4]*1000/46*0.07*0.07/0.01/0.01*[.$L$4]/0.8*[.J32]/[.$M$4]/100/100" office:value-type="float" office:value="0.000934942541238625">
            <text:p>0.0009349425</text:p>
          </table:table-cell>
          <table:table-cell table:number-columns-repeated="3"/>
          <table:table-cell table:style-name="ce3" office:value-type="float" office:value="0.1866">
            <text:p>0.186600000</text:p>
          </table:table-cell>
          <table:table-cell office:value-type="float" office:value="1.5">
            <text:p>1.500000000</text:p>
          </table:table-cell>
          <table:table-cell table:formula="of:=[.P32]*[.$B$4]/3.14/[.$F$4]" office:value-type="float" office:value="1039.96815286624">
            <text:p>1039.968152866</text:p>
          </table:table-cell>
          <table:table-cell table:style-name="ce5" table:formula="of:=[.$J$4]*[.$D$4]*[.$E$4]/[.$C$4]*1000/46*0.07*0.07/0.01/0.01*[.$L$4]/0.8*[.Q32]/[.$M$4]/100/100" office:value-type="float" office:value="0.000115901967922144">
            <text:p>0.000116</text:p>
          </table:table-cell>
          <table:table-cell/>
        </table:table-row>
        <table:table-row table:style-name="ro1">
          <table:table-cell table:number-columns-repeated="8"/>
          <table:table-cell table:style-name="ce3" office:value-type="float" office:value="0.9402">
            <text:p>0.940200000</text:p>
          </table:table-cell>
          <table:table-cell office:value-type="float" office:value="23.2">
            <text:p>23.200000000</text:p>
          </table:table-cell>
          <table:table-cell table:formula="of:=[.I33]*[.$B$4]/3.14/[.$F$4]" office:value-type="float" office:value="5239.96815286624">
            <text:p>5239.968152866</text:p>
          </table:table-cell>
          <table:table-cell table:formula="of:=[.$J$4]*[.$D$4]*[.$E$4]/[.$C$4]*1000/46*0.07*0.07/0.01/0.01*[.$L$4]/0.8*[.J33]/[.$M$4]/100/100" office:value-type="float" office:value="0.00179261710386249">
            <text:p>0.0017926171</text:p>
          </table:table-cell>
          <table:table-cell table:number-columns-repeated="3"/>
          <table:table-cell table:style-name="ce3" office:value-type="float" office:value="0.11">
            <text:p>0.110000000</text:p>
          </table:table-cell>
          <table:table-cell office:value-type="float" office:value="2.5">
            <text:p>2.500000000</text:p>
          </table:table-cell>
          <table:table-cell table:formula="of:=[.P33]*[.$B$4]/3.14/[.$F$4]" office:value-type="float" office:value="613.057324840764">
            <text:p>613.057324841</text:p>
          </table:table-cell>
          <table:table-cell table:style-name="ce5" table:formula="of:=[.$J$4]*[.$D$4]*[.$E$4]/[.$C$4]*1000/46*0.07*0.07/0.01/0.01*[.$L$4]/0.8*[.Q33]/[.$M$4]/100/100" office:value-type="float" office:value="0.000193169946536906">
            <text:p>0.000193</text:p>
          </table:table-cell>
          <table:table-cell/>
        </table:table-row>
        <table:table-row table:style-name="ro1">
          <table:table-cell table:number-columns-repeated="8"/>
          <table:table-cell table:style-name="ce3" office:value-type="float" office:value="1.7285">
            <text:p>1.728500000</text:p>
          </table:table-cell>
          <table:table-cell office:value-type="float" office:value="20.8">
            <text:p>20.800000000</text:p>
          </table:table-cell>
          <table:table-cell table:formula="of:=[.I34]*[.$B$4]/3.14/[.$F$4]" office:value-type="float" office:value="9633.35987261146">
            <text:p>9633.359872611</text:p>
          </table:table-cell>
          <table:table-cell table:formula="of:=[.$J$4]*[.$D$4]*[.$E$4]/[.$C$4]*1000/46*0.07*0.07/0.01/0.01*[.$L$4]/0.8*[.J34]/[.$M$4]/100/100" office:value-type="float" office:value="0.00160717395518706">
            <text:p>0.001607174</text:p>
          </table:table-cell>
          <table:table-cell table:number-columns-repeated="3"/>
          <table:table-cell table:style-name="ce3" office:value-type="float" office:value="0">
            <text:p>0.000000000</text:p>
          </table:table-cell>
          <table:table-cell office:value-type="float" office:value="5.2">
            <text:p>5.200000000</text:p>
          </table:table-cell>
          <table:table-cell table:formula="of:=[.P34]*[.$B$4]/3.14/[.$F$4]" office:value-type="float" office:value="0">
            <text:p>0.000000000</text:p>
          </table:table-cell>
          <table:table-cell table:style-name="ce5" table:formula="of:=[.$J$4]*[.$D$4]*[.$E$4]/[.$C$4]*1000/46*0.07*0.07/0.01/0.01*[.$L$4]/0.8*[.Q34]/[.$M$4]/100/100" office:value-type="float" office:value="0.000401793488796764">
            <text:p>0.00040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15" number:min-integer-digits="1"/>
    </number:number-style>
    <number:number-style style:name="N120">
      <number:number number:decimal-places="6" number:min-integer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1">11/11/2022</text:date>, <text:time>23:2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1T22:05:03</meta:creation-date>
    <meta:editing-duration>PT30M23S</meta:editing-duration>
    <meta:editing-cycles>3</meta:editing-cycles>
    <meta:generator>OpenOffice/4.1.11$Unix OpenOffice.org_project/4111m1$Build-9808</meta:generator>
    <meta:initial-creator>Andrey Strachuk</meta:initial-creator>
    <dc:date>2022-11-11T23:27:37</dc:date>
    <dc:creator>Andrey Strachuk</dc:creator>
    <meta:document-statistic meta:table-count="3" meta:cell-count="249" meta:object-count="0"/>
  </office:meta>
</office:document-meta>
</file>